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8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1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8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8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8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8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8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8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8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8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8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8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8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1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8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1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8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8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8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8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8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8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8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8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8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8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8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8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8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8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8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8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8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8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8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8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8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8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8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28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8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8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8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8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8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8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8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8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8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8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8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8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8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8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8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8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8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8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8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8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8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8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8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8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8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8" table:formula="oooc:=VLOOKUP([.F69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8" table:formula="oooc:=VLOOKUP([.F7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8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8" table:formula="oooc:=VLOOKUP([.F72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8" table:formula="oooc:=VLOOKUP([.F7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8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8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8" table:formula="oooc:=VLOOKUP([.F76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8" table:formula="oooc:=VLOOKUP([.F7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8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8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8" table:formula="oooc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8" table:formula="oooc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8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8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8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8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8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8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8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8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8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8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8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8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8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8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8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8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8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0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8" table:formula="oooc:=VLOOKUP([.F101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8"/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8" table:formula="oooc:=VLOOKUP([.F10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8" table:formula="oooc:=VLOOKUP([.F10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8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8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8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8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8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8" table:formula="oooc:=VLOOKUP([.F10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8" table:formula="oooc:=VLOOKUP([.F11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8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8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8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8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8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8" table:formula="oooc:=VLOOKUP([.F11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8" table:formula="oooc:=VLOOKUP([.F11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8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8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8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8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8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8" table:formula="oooc:=VLOOKUP([.F123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8" table:formula="oooc:=VLOOKUP([.F124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8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8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8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8" table:formula="oooc:=VLOOKUP([.F128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8" table:formula="oooc:=VLOOKUP([.F129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8" table:formula="oooc:=VLOOKUP([.F130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8" table:formula="oooc:=VLOOKUP([.F131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8" table:formula="oooc:=VLOOKUP([.F132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8" table:formula="oooc:=VLOOKUP([.F133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8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8" table:formula="oooc:=VLOOKUP([.F135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8" table:formula="oooc:=VLOOKUP([.F136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8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8" table:formula="oooc:=VLOOKUP([.F138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8" table:formula="oooc:=VLOOKUP([.F139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8" table:formula="oooc:=VLOOKUP([.F140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8" table:formula="oooc:=VLOOKUP([.F141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142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143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8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8" table:formula="oooc:=VLOOKUP([.F145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8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8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8" table:formula="oooc:=VLOOKUP([.F148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8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8" table:formula="oooc:=VLOOKUP([.F150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8" table:formula="oooc:=VLOOKUP([.F151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52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8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8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8" table:formula="oooc:=VLOOKUP([.F155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8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8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28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8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8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8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8" table:formula="oooc:=VLOOKUP([.F16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8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8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8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8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8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8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8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8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8" table:formula="oooc:=VLOOKUP([.F17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8" table:formula="oooc:=VLOOKUP([.F174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1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8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1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8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1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8" table:formula="oooc:=VLOOKUP([.F177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8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8" table:formula="oooc:=VLOOKUP([.F179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8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7" office:value-type="float" office:value="26.55833888888889">
            <text:p>26.5583389</text:p>
          </table:table-cell>
          <table:table-cell table:style-name="ce27" office:value-type="float" office:value="47.17212222222222">
            <text:p>47.1721222</text:p>
          </table:table-cell>
          <table:table-cell table:style-name="ce28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7" office:value-type="float" office:value="23.3108">
            <text:p>23.3108000</text:p>
          </table:table-cell>
          <table:table-cell table:style-name="ce27" office:value-type="float" office:value="39.84889166666667">
            <text:p>39.8488917</text:p>
          </table:table-cell>
          <table:table-cell table:style-name="ce28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8" table:formula="oooc:=VLOOKUP([.F18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8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8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7" office:value-type="float" office:value="26.68966111111111">
            <text:p>26.6896611</text:p>
          </table:table-cell>
          <table:table-cell table:style-name="ce27" office:value-type="float" office:value="37.97993888888889">
            <text:p>37.9799389</text:p>
          </table:table-cell>
          <table:table-cell table:style-name="ce28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7" office:value-type="float" office:value="24.944833333333335">
            <text:p>24.9448333</text:p>
          </table:table-cell>
          <table:table-cell table:style-name="ce27" office:value-type="float" office:value="45.99225">
            <text:p>45.9922500</text:p>
          </table:table-cell>
          <table:table-cell table:style-name="ce28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8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8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8" table:formula="oooc:=VLOOKUP([.F19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8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8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8" table:formula="oooc:=VLOOKUP([.F19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8" table:formula="oooc:=VLOOKUP([.F19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8" table:formula="oooc:=VLOOKUP([.F19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8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8" table:formula="oooc:=VLOOKUP([.F19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8" table:formula="oooc:=VLOOKUP([.F198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8" table:formula="oooc:=VLOOKUP([.F19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8" table:formula="oooc:=VLOOKUP([.F200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8" table:formula="oooc:=VLOOKUP([.F201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8" table:formula="oooc:=VLOOKUP([.F202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8" table:formula="oooc:=VLOOKUP([.F203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8" table:formula="oooc:=VLOOKUP([.F204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8" table:formula="oooc:=VLOOKUP([.F205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8" table:formula="oooc:=VLOOKUP([.F206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8" table:formula="oooc:=VLOOKUP([.F207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8" table:formula="oooc:=VLOOKUP([.F208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8" table:formula="oooc:=VLOOKUP([.F209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8" table:formula="oooc:=VLOOKUP([.F210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8" table:formula="oooc:=VLOOKUP([.F211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8" table:formula="oooc:=VLOOKUP([.F212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8" table:formula="oooc:=VLOOKUP([.F213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8" table:formula="oooc:=VLOOKUP([.F214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8" table:formula="oooc:=VLOOKUP([.F215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5.48488888888889">
            <text:p>25.4848889</text:p>
          </table:table-cell>
          <table:table-cell table:style-name="ce27" office:value-type="float" office:value="39.36279722222223">
            <text:p>39.3627972</text:p>
          </table:table-cell>
          <table:table-cell table:style-name="ce28" table:formula="oooc:=VLOOKUP([.F216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8" table:formula="oooc:=VLOOKUP([.F217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8" table:formula="oooc:=VLOOKUP([.F218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8" table:formula="oooc:=VLOOKUP([.F219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8" table:formula="oooc:=VLOOKUP([.F220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8" table:formula="oooc:=VLOOKUP([.F221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8" table:formula="oooc:=VLOOKUP([.F222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8" table:formula="oooc:=VLOOKUP([.F22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8" table:formula="oooc:=VLOOKUP([.F22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8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8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8" table:formula="oooc:=VLOOKUP([.F227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8" table:formula="oooc:=VLOOKUP([.F228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8" table:formula="oooc:=VLOOKUP([.F229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28" table:formula="oooc:=VLOOKUP([.F230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8" table:formula="oooc:=VLOOKUP([.F231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7" office:value-type="float" office:value="19.93061388888889">
            <text:p>19.9306139</text:p>
          </table:table-cell>
          <table:table-cell table:style-name="ce27" office:value-type="float" office:value="41.44248888888889">
            <text:p>41.4424889</text:p>
          </table:table-cell>
          <table:table-cell table:style-name="ce28" table:formula="oooc:=VLOOKUP([.F232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8" table:formula="oooc:=VLOOKUP([.F233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8" table:formula="oooc:=VLOOKUP([.F234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1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8" table:formula="oooc:=VLOOKUP([.F235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8" table:formula="oooc:=VLOOKUP([.F236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7" office:value-type="float" office:value="21.698866666666667">
            <text:p>21.6988667</text:p>
          </table:table-cell>
          <table:table-cell table:style-name="ce27" office:value-type="float" office:value="39.34705277777778">
            <text:p>39.3470528</text:p>
          </table:table-cell>
          <table:table-cell table:style-name="ce28" table:formula="oooc:=VLOOKUP([.F237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7" office:value-type="float" office:value="21.161027777777775">
            <text:p>21.1610278</text:p>
          </table:table-cell>
          <table:table-cell table:style-name="ce27" office:value-type="float" office:value="39.957">
            <text:p>39.9570000</text:p>
          </table:table-cell>
          <table:table-cell table:style-name="ce28" table:formula="oooc:=VLOOKUP([.F238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8" table:formula="oooc:=VLOOKUP([.F23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8" table:formula="oooc:=VLOOKUP([.F24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8" table:formula="oooc:=VLOOKUP([.F24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8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8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8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8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8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8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8" table:formula="oooc:=VLOOKUP([.F24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8" table:formula="oooc:=VLOOKUP([.F24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8" table:formula="oooc:=VLOOKUP([.F25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8" table:formula="oooc:=VLOOKUP([.F251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8" table:formula="oooc:=VLOOKUP([.F252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8" table:formula="oooc:=VLOOKUP([.F253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7" office:value-type="float" office:value="21.491355555555558">
            <text:p>21.4913556</text:p>
          </table:table-cell>
          <table:table-cell table:style-name="ce27" office:value-type="float" office:value="39.190275">
            <text:p>39.1902750</text:p>
          </table:table-cell>
          <table:table-cell table:style-name="ce28" table:formula="oooc:=VLOOKUP([.F254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8" table:formula="oooc:=VLOOKUP([.F25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8" table:formula="oooc:=VLOOKUP([.F25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8" table:formula="oooc:=VLOOKUP([.F25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8" table:formula="oooc:=VLOOKUP([.F258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8" table:formula="oooc:=VLOOKUP([.F259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8" table:formula="oooc:=VLOOKUP([.F260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8" table:formula="oooc:=VLOOKUP([.F261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8" table:formula="oooc:=VLOOKUP([.F262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8" table:formula="oooc:=VLOOKUP([.F263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8" table:formula="oooc:=VLOOKUP([.F264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8" table:formula="oooc:=VLOOKUP([.F265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8" table:formula="oooc:=VLOOKUP([.F266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8" table:formula="oooc:=VLOOKUP([.F267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8" table:formula="oooc:=VLOOKUP([.F268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8" table:formula="oooc:=VLOOKUP([.F269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8" table:formula="oooc:=VLOOKUP([.F270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8" table:formula="oooc:=VLOOKUP([.F271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8" table:formula="oooc:=VLOOKUP([.F272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8" table:formula="oooc:=VLOOKUP([.F273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7" table:formula="oooc:=[.A5]+[.B5]/60+[.C5]/3600" office:value-type="string">
            <text:p>21.1610278</text:p>
          </table:table-cell>
          <table:table-cell table:style-name="ce27" table:formula="oooc:=[.A9]+[.B9]/60+[.C9]/3600" office:value-type="string">
            <text:p>39.9570000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.7">
            <text:p>39.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29"/>
        </table:table-row>
        <table:table-row table:style-name="ro2">
          <table:table-cell table:style-name="ce30"/>
        </table:table-row>
        <table:table-row table:style-name="ro2">
          <table:table-cell/>
          <table:table-cell table:style-name="ce32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